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Courier New" fo:font-size="9pt" officeooo:rsid="00080bb6" officeooo:paragraph-rsid="00080bb6"/>
    </style:style>
    <style:style style:name="P2" style:family="paragraph" style:parent-style-name="Preformatted_20_Text">
      <style:text-properties fo:color="#000000" officeooo:paragraph-rsid="00097cbe"/>
    </style:style>
    <style:style style:name="P3" style:family="paragraph" style:parent-style-name="Standard">
      <style:text-properties officeooo:rsid="00080bb6" officeooo:paragraph-rsid="00080bb6"/>
    </style:style>
    <style:style style:name="P4" style:family="paragraph" style:parent-style-name="Standard">
      <style:text-properties officeooo:rsid="00097cbe" officeooo:paragraph-rsid="00097cbe"/>
    </style:style>
    <style:style style:name="P5" style:family="paragraph" style:parent-style-name="Preformatted_20_Text">
      <style:text-properties fo:color="#000000" officeooo:paragraph-rsid="00097cbe"/>
    </style:style>
    <style:style style:name="T1" style:family="text">
      <style:text-properties fo:background-color="#e4e4ff" loext:char-shading-value="0"/>
    </style:style>
    <style:style style:name="T2" style:family="text">
      <style:text-properties fo:color="#660e7a" fo:font-style="italic" fo:font-weight="bold"/>
    </style:style>
    <style:style style:name="T3" style:family="text">
      <style:text-properties fo:color="#660e7a" style:font-name="Courier New" fo:font-size="9pt" fo:font-style="italic" fo:font-weight="bold"/>
    </style:style>
    <style:style style:name="T4" style:family="text">
      <style:text-properties fo:color="#660e7a" style:font-name="Courier New" fo:font-size="9pt" fo:font-style="italic" fo:font-weight="bold" officeooo:rsid="00097cbe"/>
    </style:style>
    <style:style style:name="T5" style:family="text">
      <style:text-properties fo:color="#000080" fo:font-weight="bold"/>
    </style:style>
    <style:style style:name="T6" style:family="text">
      <style:text-properties fo:color="#000080" style:font-name="Courier New" fo:font-size="9pt" fo:font-weight="bold"/>
    </style:style>
    <style:style style:name="T7" style:family="text">
      <style:text-properties fo:color="#000080" style:font-name="Courier New" fo:font-size="9pt" fo:font-weight="bold" officeooo:rsid="00097cbe"/>
    </style:style>
    <style:style style:name="T8" style:family="text">
      <style:text-properties style:font-name="Courier New" fo:font-size="9pt"/>
    </style:style>
    <style:style style:name="T9" style:family="text">
      <style:text-properties style:font-name="Courier New" fo:font-size="9pt" officeooo:rsid="00097cbe"/>
    </style:style>
    <style:style style:name="T10" style:family="text">
      <style:text-properties officeooo:rsid="000d75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is is how you refer to image resources:</text:p>
      <text:p text:style-name="P3"/>
      <text:p text:style-name="P1"><text:span text:style-name="T1">R</text:span>.drawable.<text:span text:style-name="T10">a</text:span><text:span text:style-name="T2">vengers</text:span></text:p>
      <text:p text:style-name="P3"/>
      <text:p text:style-name="P3">Where "Avengers" revers to a file that is Avengers.jpg in the drawables folder. <text:span text:style-name="T10">These names must all be in lower case letters with no spaces, using _ instead. They can't start with numbers either.</text:span></text:p>
      <text:p text:style-name="P3"/>
      <text:p text:style-name="P4">Example:</text:p>
      <text:p text:style-name="P2"><text:span text:style-name="T8">Integer[] values = </text:span><text:span text:style-name="T6">new </text:span><text:span text:style-name="T8">Integer[] {R.drawable.</text:span><text:span text:style-name="T3">avengers</text:span><text:span text:style-name="T8">, R.drawable.</text:span><text:span text:style-name="T3">darkknight</text:span><text:span text:style-name="T8">, R.drawable.</text:span><text:span text:style-name="T3">maleficent</text:span><text:span text:style-name="T8">, R.drawable.</text:span><text:span text:style-name="T3">manofsteel</text:span><text:span text:style-name="T8">, R.drawable.</text:span><text:span text:style-name="T3">skyfall</text:span><text:span text:style-name="T8">, R.drawable.</text:span><text:span text:style-name="T3">starwars</text:span><text:span text:style-name="T8">, R.drawable.</text:span><text:span text:style-name="T3">thegrey</text:span><text:span text:style-name="T8">, R.drawable.</text:span><text:span text:style-name="T3">titanic</text:span><text:span text:style-name="T8">, R.drawable.</text:span><text:span text:style-name="T3">zootopia</text:span><text:span text:style-name="T8">};</text:span></text:p>
      <text:p text:style-name="P2"><text:span text:style-name="T8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49S</meta:editing-duration>
    <meta:editing-cycles>8</meta:editing-cycles>
    <meta:generator>LibreOffice/5.0.1.2$Windows_x86 LibreOffice_project/81898c9f5c0d43f3473ba111d7b351050be20261</meta:generator>
    <dc:date>2016-09-08T22:34:49.868000000</dc:date>
    <meta:document-statistic meta:table-count="0" meta:image-count="0" meta:object-count="0" meta:page-count="1" meta:paragraph-count="5" meta:word-count="58" meta:character-count="490" meta:non-whitespace-character-count="437"/>
    <meta:user-defined meta:name="Info 1"/>
    <meta:user-defined meta:name="Info 2"/>
    <meta:user-defined meta:name="Info 3"/>
    <meta:user-defined meta:name="Info 4"/>
  </office:meta>
</office:document-meta>
</file>